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70f1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35fb9" officeooo:paragraph-rsid="00135fb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officeooo:rsid="001170f1" officeooo:paragraph-rsid="001170f1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abe5c" officeooo:paragraph-rsid="001abe5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d0df" officeooo:paragraph-rsid="0013d0df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3d0df" officeooo:paragraph-rsid="0013d0df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1abe5c" officeooo:paragraph-rsid="001abe5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officeooo:rsid="001170f1"/>
    </style:style>
    <style:style style:name="T3" style:family="text">
      <style:text-properties fo:font-size="16pt" officeooo:rsid="0013d0df"/>
    </style:style>
    <style:style style:name="T4" style:family="text">
      <style:text-properties fo:font-size="16pt" officeooo:rsid="00179b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Web Refresher</text:span><text:span text:style-name="T3"> - HT</text:span><text:span text:style-name="T4">TP</text:span></text:p>
      <text:p text:style-name="P3"/>
      <text:p text:style-name="P2">HTTP</text:p>
      <text:list xml:id="list3346863845" text:style-name="L1">
        <text:list-item>
          <text:p text:style-name="P6">HTTP stands for Hypertext Transfer Protocol. It is a stateless protocol that outlines how a browser and the server perform ask/receive actions.</text:p>
        </text:list-item>
        <text:list-item>
          <text:p text:style-name="P6">HTTP allows for communication between a variety of hosts and clients because it is a stateless protocol.</text:p>
          <text:list>
            <text:list-item>
              <text:p text:style-name="P6">A stateless protocol is a communication protocol in which the receiver must not retain session state from previous requests.</text:p>
            </text:list-item>
          </text:list>
        </text:list-item>
        <text:list-item>
          <text:p text:style-name="P6">The communication usually takes place over <text:span text:style-name="T1">TCP/IP</text:span> and the default port is <text:span text:style-name="T1">80</text:span>.</text:p>
          <text:list>
            <text:list-item>
              <text:p text:style-name="P6">Other reliable transport and port can be used alternatively.</text:p>
            </text:list-item>
          </text:list>
        </text:list-item>
      </text:list>
      <text:p text:style-name="P5"/>
      <text:p text:style-name="P4">Request/Response Pair</text:p>
      <text:list xml:id="list1357639364" text:style-name="L2">
        <text:list-item>
          <text:p text:style-name="P7">Communication between a host and a client occurs via a request/response pair.</text:p>
          <text:list>
            <text:list-item>
              <text:p text:style-name="P7">The client initiates an HTTP request message, in which a HTTP response message is returned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0" meta:word-count="121" meta:character-count="728" meta:non-whitespace-character-count="624"/>
  </office:meta>
</office:document-meta>
</file>